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4-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UDAH'S RULERS (34:1-22; 36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UDAH'S RULERS (34:1-22; 36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King Zedekiah (34:1-2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King Zedekiah (34:1-2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rophecy (34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prophecy (34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Jerusalem will be destroyed and burned by the Babylonians (34:1-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Zedekiah will be exiled to Babylon, where he will die a peaceful death (34:3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King Zedekiah (34:1-22)<text:s text:c="1"/></text:span><text:span text:style-name="a477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prophecy (34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pact (34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profaning (34:11-1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unishment (34:17-22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JUDAH'S RULERS (34:1-22; 36:1-32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King Zedekiah (34:1-2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King Jehoiakim (36:1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-title-Title-Slide" presentation:presentation-page-layout-name="Master1-PPL1" draw:id="Slide-262">
        <draw:frame draw:id="id95" presentation:style-name="a515" draw:name="Title 1" svg:x="1.38in" svg:y="0.83in" svg:width="10.3in" svg:height="4.42in" presentation:class="title" presentation:placeholder="false">
          <draw:text-box>
            <text:p text:style-name="a514" text:class-names="" text:cond-style-name=""><text:span text:style-name="a512" text:class-names=""><text:s text:c="1"/>King Jehoiakim (36:1-32)<text:s text:c="1"/></text:span><text:span text:style-name="a513" text:class-names=""/></text:p>
          </draw:text-box>
          <svg:title/>
          <svg:desc/>
        </draw:frame>
        <draw:frame draw:id="id96" presentation:style-name="a520" draw:name="Subtitle 2" svg:x="1.38in" svg:y="5.25in" svg:width="10.3in" svg:height="1.85in" presentation:class="subtitle" presentation:placeholder="false">
          <draw:text-box>
            <text:p text:style-name="a517" text:class-names="" text:cond-style-name=""><text:span text:style-name="a516" text:class-names=""><text:s text:c="1"/>Jeremiah's first scroll (36:1-26)<text:s text:c="1"/></text:span></text:p>
            <text:p text:style-name="a519" text:class-names="" text:cond-style-name=""><text:span text:style-name="a518" text:class-names=""/></text:p>
          </draw:text-box>
          <svg:title/>
          <svg:desc/>
        </draw:frame>
      </draw:page>
      <draw:page draw:name="Slide8" draw:style-name="a521" draw:master-page-name="Master1-Layout1-title-Title-Slide" presentation:presentation-page-layout-name="Master1-PPL1" draw:id="Slide-263">
        <draw:frame draw:id="id97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Jeremiah's first scroll (36:1-26)<text:s text:c="1"/></text:span><text:span text:style-name="a523" text:class-names=""/></text:p>
          </draw:text-box>
          <svg:title/>
          <svg:desc/>
        </draw:frame>
        <draw:frame draw:id="id98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As read by Baruch (36:1-20)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s read by Baruch (36:1-2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reading (36:1-1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action (36:16-2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rst scroll (36:1-26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As read by Baruch (36:1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s read by Jehudi (36:21-2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s read by Jehudi (36:21-26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ding (36:21-2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eaction (36:23-2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Jeremiah's first scroll (36:1-26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read by Baruch (36:1-2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read by Jehudi (36:21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King Jehoiakim (36:1-32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Jeremiah's first scroll (36:1-26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Jeremiah's second scroll (36:27-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Jeremiah's second scroll (36:27-32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It includes all the old material (36:27-28, 32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t introduces much new material, including a twofold prophecy against King Jehoiakim (36:29-31):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dynasty will not continue (36:29-30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His dead body will be thrown out to lie unburied" (36:30b-31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Jeremiah's second scroll (36:27-32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t includes all the old material (36:27-28, 32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King Jehoiakim (36:1-32)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Jeremiah's first scroll (36:1-26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Jeremiah's second scroll (36:27-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8" draw:style-name="a666" draw:master-page-name="Master1-Layout12-tx-Title-and-Text" presentation:presentation-page-layout-name="Master1-PPL12" draw:id="Slide-273">
        <draw:frame draw:id="id117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JUDAH'S RULERS (34:1-22; 36:1-32)<text:s text:c="1"/></text:span><text:span text:style-name="a668" text:class-names=""/></text:p>
          </draw:text-box>
          <svg:title/>
          <svg:desc/>
        </draw:frame>
        <draw:frame draw:id="id118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King Zedekiah (34:1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King Jehoiakim (36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9" draw:style-name="a681" draw:master-page-name="Master1-Layout12-tx-Title-and-Text" presentation:presentation-page-layout-name="Master1-PPL12" draw:id="Slide-274">
        <draw:frame draw:id="id119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REMIAH 34-36<text:s text:c="1"/></text:span><text:span text:style-name="a683" text:class-names=""/></text:p>
          </draw:text-box>
          <svg:title/>
          <svg:desc/>
        </draw:frame>
        <draw:frame draw:id="id120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JUDAH'S RULERS (34:1-22; 36:1-32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JUDAH'S ROLE MODELS (35:1-19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20" draw:style-name="a696" draw:master-page-name="Master1-Layout12-tx-Title-and-Text" presentation:presentation-page-layout-name="Master1-PPL12" draw:id="Slide-275">
        <draw:frame draw:id="id121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UDAH'S ROLE MODELS (35:1-19):<text:s text:c="1"/></text:span><text:span text:style-name="a698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Jeremiah's offer (35:1-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Recabites' objection (35:6-1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object lesson (35:12-19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JEREMIAH 34-36<text:s text:c="1"/></text:span><text:span text:style-name="a716" text:class-names=""/></text:p>
          </draw:text-box>
          <svg:title/>
          <svg:desc/>
        </draw:frame>
        <draw:frame draw:id="id124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JUDAH'S RULERS (34:1-22; 36:1-32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JUDAH'S ROLE MODELS (35:1-19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4-36 </dc:title>
    <meta:initial-creator>David STRICKLAND</meta:initial-creator>
    <dc:creator>David STRICKLAND</dc:creator>
    <meta:creation-date>2020-02-23T23:14:06Z</meta:creation-date>
    <dc:date>2020-02-23T23:14:06Z</dc:date>
    <meta:template xlink:href="BibleStudy" xlink:type="simple"/>
    <meta:editing-cycles>1</meta:editing-cycles>
    <meta:editing-duration>PT0S</meta:editing-duration>
    <meta:document-statistic meta:paragraph-count="61" meta:word-count="464"/>
  </office:meta>
</office:document-meta>
</file>